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 Narrow" svg:font-family="&quot;Liberation San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 Narrow" style:font-name-asian="Liberation Sans Narrow" style:font-name-complex="Liberation Sans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ans Narrow" style:font-name-asian="Liberation Sans Narrow" style:font-name-complex="Liberation Sans Narrow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ans Narrow" style:font-name-asian="Liberation Sans Narrow" style:font-name-complex="Liberation Sans Narrow"/>
    </style:style>
    <style:style style:name="co1" style:family="table-column">
      <style:table-column-properties fo:break-before="auto" style:column-width="9.8425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Stage-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17-5-31-2200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4">
            <text:p>Stage-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ontingent #1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4">
            <text:p>Stage-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ntingent #2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4">
            <text:p>Stage-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ntingent #3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4">
            <text:p>Stage-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ntingent #4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4">
            <text:p>Stage-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ontingent #5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 Narrow" svg:font-family="&quot;Liberation San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7-06-01T23:01:14Z</meta:creation-date>
    <dc:date>2017-07-25T04:35:13Z</dc:date>
    <meta:editing-cycles>4</meta:editing-cycles>
    <meta:editing-duration>PT406S</meta:editing-duration>
  </office:meta>
</office:document-meta>
</file>